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427" officeooo:paragraph-rsid="001944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DEPLEGAR PRODUCCION <text:s/>DEL PROYECTO</text:p>
      <text:p text:style-name="P1"/>
      <text:p text:style-name="P1">DEBEMOS TENER TODAS LAS VARIABLES CON LOS SECRET CORRECTOS (NO DE PRUEBAS EN TODOS LOS APARTADOS)</text:p>
      <text:p text:style-name="P1"/>
      <text:p text:style-name="P1">EN VERCEL</text:p>
      <text:p text:style-name="P1"/>
      <text:p text:style-name="P1">// supabase/functions/calculate-price/index.ts</text:p>
      <text:p text:style-name="P1">import { corsHeaders } from '../_shared/cors.ts'</text:p>
      <text:p text:style-name="P1"/>
      <text:p text:style-name="P1">Deno.serve(async (req) =&gt; {</text:p>
      <text:p text:style-name="P1"><text:s text:c="2"/>// ⚠️ Esto debe ir SIEMPRE al principio</text:p>
      <text:p text:style-name="P1"><text:s text:c="2"/>if (req.method === 'OPTIONS') {</text:p>
      <text:p text:style-name="P1"><text:s text:c="4"/>return new Response('ok', { headers: corsHeaders })</text:p>
      <text:p text:style-name="P1"><text:s text:c="2"/>}</text:p>
      <text:p text:style-name="P1"/>
      <text:p text:style-name="P1"><text:s text:c="2"/>// ... tu lógica</text:p>
      <text:p text:style-name="P1"><text:s text:c="2"/>return new Response(JSON.stringify(data), {</text:p>
      <text:p text:style-name="P1"><text:s text:c="4"/>headers: { ...corsHeaders, 'Content-Type': 'application/json' }</text:p>
      <text:p text:style-name="P1"><text:s text:c="2"/>})</text:p>
      <text:p text:style-name="P1">})</text:p>
      <text:p text:style-name="P1">```</text:p>
      <text:p text:style-name="P1"/>
      <text:p text:style-name="P1">---</text:p>
      <text:p text:style-name="P1"/>
      <text:p text:style-name="P1"><text:s text:c="2"/>Variables de entorno en Vercel</text:p>
      <text:p text:style-name="P1"/>
      <text:p text:style-name="P1">Verifica que en Vercel tienes configuradas las variables de entorno correctas. Ve a **Vercel → Settings → Environment Variables** y comprueba que existen:</text:p>
      <text:p text:style-name="P1">```</text:p>
      <text:p text:style-name="P1">VITE_SUPABASE_URL=https://kbdhzhixjztfvpibnmuf.supabase.co</text:p>
      <text:p text:style-name="P1">VITE_SUPABASE_ANON_KEY=tu_anon_key</text:p>
      <text:p text:style-name="P1">VITE_STRIPE_PUBLISHABLE_KEY=pk_live_...</text:p>
      <text:p text:style-name="P1">```</text:p>
      <text:p text:style-name="P1"/>
      <text:p text:style-name="P1">Y en **Supabase → Edge Functions → Secrets** asegúrate de que tienes:</text:p>
      <text:p text:style-name="P1">```</text:p>
      <text:p text:style-name="P1">STRIPE_SECRET_KEY=sk_live_...</text:p>
      <text:p text:style-name="P1">STRIPE_WEBHOOK_SECRET=whsec_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7T10:42:24.671000000</meta:creation-date>
    <dc:date>2026-03-28T10:02:46.152000000</dc:date>
    <meta:editing-duration>PT23H20M21S</meta:editing-duration>
    <meta:editing-cycles>1</meta:editing-cycles>
    <meta:document-statistic meta:table-count="0" meta:image-count="0" meta:object-count="0" meta:page-count="1" meta:paragraph-count="28" meta:word-count="122" meta:character-count="993" meta:non-whitespace-character-count="876"/>
    <meta:generator>LibreOffice/7.4.3.2$Windows_X86_64 LibreOffice_project/1048a8393ae2eeec98dff31b5c133c5f1d08b890</meta:generator>
  </office:meta>
</office:document-meta>
</file>